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3043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295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ix_ftp_pat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qtl_group</text:p>
          </table:table-cell>
          <table:table-cell office:value-type="string" calcext:value-type="string">
            <text:p>tissue_ontology_id</text:p>
          </table:table-cell>
          <table:table-cell office:value-type="string" calcext:value-type="string">
            <text:p>tissue_ontology_term</text:p>
          </table:table-cell>
          <table:table-cell office:value-type="string" calcext:value-type="string">
            <text:p>tissue_label</text:p>
          </table:table-cell>
          <table:table-cell office:value-type="string" calcext:value-type="string">
            <text:p>condition_label</text:p>
          </table:table-cell>
          <table:table-cell table:style-name="ce1" office:value-type="string" calcext:value-type="string">
            <text:p>etissue_category_id</text:p>
          </table:table-cell>
          <table:table-cell table:style-name="ce1" office:value-type="string" calcext:value-type="string">
            <text:p>etissue_category_term</text:p>
          </table:table-cell>
          <table:table-cell office:value-type="string" calcext:value-type="string">
            <text:p>ref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https://doi.org/10.1073/pnas.1814263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2369</text:p>
          </table:table-cell>
          <table:table-cell office:value-type="string" calcext:value-type="string">
            <text:p>adrenal 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47 </text:p>
          </table:table-cell>
          <table:table-cell office:value-type="string" calcext:value-type="string">
            <text:p>aorta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47 </text:p>
          </table:table-cell>
          <table:table-cell office:value-type="string" calcext:value-type="string">
            <text:p>aorta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47 </text:p>
          </table:table-cell>
          <table:table-cell office:value-type="string" calcext:value-type="string">
            <text:p>aorta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371/journal.pcbi.10057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platelet</text:p>
          </table:table-cell>
          <table:table-cell office:value-type="string" calcext:value-type="string">
            <text:p>CL_0000233</text:p>
          </table:table-cell>
          <table:table-cell table:number-columns-repeated="2" office:value-type="string" calcext:value-type="string">
            <text:p>plate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s41467-018-0436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3-018-0197-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7-019-0183-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nn.46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7844</text:p>
          </table:table-cell>
          <table:table-cell office:value-type="string" calcext:value-type="string">
            <text:p>cartilage element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7844</text:p>
          </table:table-cell>
          <table:table-cell office:value-type="string" calcext:value-type="string">
            <text:p>cartilage element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ransverse_colon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://dx.doi.org/10.1038/s41467-018-0436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_0000057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7554/eLife.005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_0000057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48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0948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467-018-0436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fax_2012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ng.2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6.10.0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monocyte_CD1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IFN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FNg_24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126/science.12469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4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126/science.12469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6.10.0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467-018-0436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588-018-0046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588-018-0046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588-018-0046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38/s41588-021-00875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xgen.2022.100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christ_2021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www.nature.com/articles/s41467-022-31626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6.10.0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neutrophil_CD15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s41467-018-0436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ranbhai_2015</text:p>
          </table:table-cell>
          <table:table-cell office:value-type="string" calcext:value-type="string">
            <text:p>neutrophil_CD16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://dx.doi.org/10.1038/ncomms8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7554/eLife.00523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405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https://doi.org/10.1038/nature224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http://dx.doi.org/10.1016/j.stemcr.2017.03.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https://doi.org/10.1186/s12864-020-06966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https://doi.org/10.1186/s12864-020-06966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https://doi.org/10.7554/eLife.005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https://doi.org/10.1038/nature125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s://doi.org/10.1073/pnas.1814263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:000054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://dx.doi.org/10.1038/s41588-017-000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:000054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371/journal.pgen.10056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987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https://doi.org/10.1371/journal.pgen.10077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_0001052</text:p>
          </table:table-cell>
          <table:table-cell table:number-columns-repeated="2" office:value-type="string" calcext:value-type="string">
            <text:p>rect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1052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http://dx.doi.org/10.1038/s41467-018-0436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1044</text:p>
          </table:table-cell>
          <table:table-cell office:value-type="string" calcext:value-type="string">
            <text:p>saliva-secreting glan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ileum</text:p>
          </table:table-cell>
          <table:table-cell office:value-type="string" calcext:value-type="string">
            <text:p>UBERON_0002116</text:p>
          </table:table-cell>
          <table:table-cell table:number-columns-repeated="2" office:value-type="string" calcext:value-type="string">
            <text:p>ile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108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http://dx.doi.org/10.1038/s41467-018-0436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:0002108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2106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0945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0473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0995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BERON_0000996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 table:number-rows-repeated="34">
          <table:table-cell table:number-columns-repeated="12"/>
        </table:table-row>
        <table:table-row table:style-name="ro2">
          <table:table-cell table:number-columns-repeated="10"/>
          <table:table-cell table:style-name="Default" table:number-columns-repeated="2"/>
        </table:table-row>
        <table:table-row table:style-name="ro2" table:number-rows-repeated="104841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tabix_ftp_paths.A1:tabix_ftp_paths.L1048576">
          <table:sort>
            <table:sort-by table:field-number="6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7T08:33:42.660292221</dc:date>
    <meta:editing-duration>PT2H25M1S</meta:editing-duration>
    <meta:editing-cycles>58</meta:editing-cycles>
    <meta:generator>LibreOffice/7.3.7.2$Linux_X86_64 LibreOffice_project/30$Build-2</meta:generator>
    <meta:document-statistic meta:table-count="1" meta:cell-count="1152" meta:object-count="0"/>
  </office:meta>
</office:document-meta>
</file>